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6c9c0" officeooo:paragraph-rsid="0006c9c0"/>
    </style:style>
    <style:style style:name="P2" style:family="paragraph" style:parent-style-name="Text_20_body">
      <style:text-properties fo:language="la" fo:country="VA" officeooo:rsid="0006c9c0" officeooo:paragraph-rsid="000bcfc4"/>
    </style:style>
    <style:style style:name="P3" style:family="paragraph" style:parent-style-name="Text_20_body">
      <style:text-properties fo:language="la" fo:country="VA" officeooo:paragraph-rsid="000bcfc4"/>
    </style:style>
    <style:style style:name="P4" style:family="paragraph" style:parent-style-name="Heading_20_1">
      <style:text-properties officeooo:rsid="0005ad96" officeooo:paragraph-rsid="0005ad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first chapter, how it all came together</text:h>
      <text:p text:style-name="P1">This is about the life on the planet Earth.</text:p>
      <text:p text:style-name="P3">Lorem ipsum dolor sit amet, consectetur adipiscing elit. Ut fringilla dapibus lobortis. Nullam feugiat consectetur risus at ultricies. Mauris et risus erat. Sed vehicula ligula in risus posuere rhoncus ut at lectus. Vivamus libero quam, ullamcorper et condimentum eget, lobortis non lorem. Proin quam mauris, pretium et pellentesque nec, sagittis quis velit. Donec mattis elit neque. Duis mollis lorem quis eros venenatis quis fringilla sapien posuere. Suspendisse potenti. Donec vulputate magna mauris, eu scelerisque sem. Fusce vel metus lectus, ut dignissim metus. Nullam luctus nulla elementum arcu laoreet vulputate.</text:p>
      <text:p text:style-name="P2">Vestibulum vitae sapien elit, ut auctor nisi. Vestibulum fermentum volutpat mauris, ac hendrerit dui viverra ac. Praesent rutrum rutrum sapien in molestie. Suspendisse congue dictum magna, quis venenatis dui ultricies sed. Mauris porttitor ante nec felis condimentum aliquet. Nulla facilisi. Curabitur sit amet tempor turpis. Praesent in lorem et mauris pretium tristique nec at sem. Proin sed augue vitae sapien euismod accumsan.</text:p>
      <text:p text:style-name="P3">Lorem ipsum dolor sit amet, consectetur adipiscing elit. Ut fringilla dapibus lobortis. Nullam feugiat consectetur risus at ultricies. Mauris et risus erat. Sed vehicula ligula in risus posuere rhoncus ut at lectus. Vivamus libero quam, ullamcorper et condimentum eget, lobortis non lorem. Proin quam mauris, pretium et pellentesque nec, sagittis quis velit. Donec mattis elit neque. Duis mollis lorem quis eros venenatis quis fringilla sapien posuere. Suspendisse potenti. Donec vulputate magna mauris, eu scelerisque sem. Fusce vel metus lectus, ut dignissim metus. Nullam luctus nulla elementum arcu laoreet vulputate.</text:p>
      <text:p text:style-name="P2">Vestibulum vitae sapien elit, ut auctor nisi. Vestibulum fermentum volutpat mauris, ac hendrerit dui viverra ac. Praesent rutrum rutrum sapien in molestie. Suspendisse congue dictum magna, quis venenatis dui ultricies sed. Mauris porttitor ante nec felis condimentum aliquet. Nulla facilisi. Curabitur sit amet tempor turpis. Praesent in lorem et mauris pretium tristique nec at sem. Proin sed augue vitae sapien euismod accumsan.</text:p>
      <text:p text:style-name="P3">Lorem ipsum dolor sit amet, consectetur adipiscing elit. Ut fringilla dapibus lobortis. Nullam feugiat consectetur risus at ultricies. Mauris et risus erat. Sed vehicula ligula in risus posuere rhoncus ut at lectus. Vivamus libero quam, ullamcorper et condimentum eget, lobortis non lorem. Proin quam mauris, pretium et pellentesque nec, sagittis quis velit. Donec mattis elit neque. Duis mollis lorem quis eros venenatis quis fringilla sapien posuere. Suspendisse potenti. Donec vulputate magna mauris, eu scelerisque sem. Fusce vel metus lectus, ut dignissim metus. Nullam luctus nulla elementum arcu laoreet vulputate.</text:p>
      <text:p text:style-name="P2">Vestibulum vitae sapien elit, ut auctor nisi. Vestibulum fermentum volutpat mauris, ac hendrerit dui viverra ac. Praesent rutrum rutrum sapien in molestie. Suspendisse congue dictum magna, quis venenatis dui ultricies sed. Mauris porttitor ante nec felis condimentum aliquet. Nulla facilisi. Curabitur sit amet tempor turpis. Praesent in lorem et mauris pretium tristique nec at sem. Proin sed augue vitae sapien euismod accumsan.</text:p>
      <text:p text:style-name="P3">Lorem ipsum dolor sit amet, consectetur adipiscing elit. Ut fringilla dapibus lobortis. Nullam feugiat consectetur risus at ultricies. Mauris et risus erat. Sed vehicula ligula in risus posuere rhoncus ut at lectus. Vivamus libero quam, ullamcorper et condimentum eget, lobortis non lorem. Proin quam mauris, pretium et pellentesque nec, sagittis quis velit. Donec mattis elit neque. Duis mollis lorem quis eros venenatis quis fringilla sapien posuere. Suspendisse potenti. Donec vulputate magna mauris, eu scelerisque sem. Fusce vel metus lectus, ut dignissim metus. Nullam luctus nulla elementum arcu laoreet vulputate.</text:p>
      <text:p text:style-name="P2">Vestibulum vitae sapien elit, ut auctor nisi. Vestibulum fermentum volutpat mauris, ac hendrerit dui viverra ac. Praesent rutrum rutrum sapien in molestie. Suspendisse congue dictum magna, quis <text:soft-page-break/>venenatis dui ultricies sed. Mauris porttitor ante nec felis condimentum aliquet. Nulla facilisi. Curabitur sit amet tempor turpis. Praesent in lorem et mauris pretium tristique nec at sem. Proin sed augue vitae sapien euismod accums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s Põldaru</meta:initial-creator>
    <meta:creation-date>2013-05-25T20:30:08</meta:creation-date>
    <dc:date>2013-05-26T17:03:55</dc:date>
    <dc:creator>Mattias Põldaru</dc:creator>
    <meta:editing-duration>PT1M6S</meta:editing-duration>
    <meta:editing-cycles>4</meta:editing-cycles>
    <meta:generator>LibreOffice/4.0.3.1$Linux_X86_64 LibreOffice_project/a67943cd4d125208f4ea7fa29439551825cfb39</meta:generator>
    <meta:document-statistic meta:table-count="0" meta:image-count="0" meta:object-count="0" meta:page-count="2" meta:paragraph-count="10" meta:word-count="621" meta:character-count="4290" meta:non-whitespace-character-count="3679"/>
  </office:meta>
</office:document-meta>
</file>